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0000000CCB5C4F014DC6A21A3.png" manifest:media-type="image/png"/>
  <manifest:file-entry manifest:full-path="Pictures/100010580000879200001508D21A14F0A9096EB5.svg" manifest:media-type="image/svg+xml"/>
  <manifest:file-entry manifest:full-path="Pictures/10000000000002F000000022BFF329E4338B332F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Classy_5f_Red-outline1">
      <style:graphic-properties fo:min-height="1.467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6.682cm" svg:height="10.353cm" svg:x="1.004cm" svg:y="3.617cm" presentation:class="outline" presentation:user-transformed="true">
          <draw:text-box>
            <text:list text:style-name="L1">
              <text:list-item>
                <text:p>Open book, open note, open internet.</text:p>
              </text:list-item>
              <text:list-item>
                <text:p>Old copies of my exams (on Chegg, Course Hero, etc.) are <text:span text:style-name="T1">not</text:span><text:span text:style-name="T2"> OK to use as a resource.</text:span></text:p>
              </text:list-item>
              <text:list-item>
                <text:p><text:span text:style-name="T2">No talking, texting, or messaging during the exam.</text:span></text:p>
              </text:list-item>
              <text:list-item>
                <text:p><text:span text:style-name="T2">Submit your work by 1:40pm.</text:span></text:p>
              </text:list-item>
              <text:list-item>
                <text:p><text:span text:style-name="T2">Style does not count on coding questions.</text:span></text:p>
              </text:list-item>
              <text:list-item>
                <text:p><text:span text:style-name="T1">Access code: binaryTree</text:span></text:p>
              </text:list-item>
              <text:list-item>
                <text:p><text:span text:style-name="T2">Good luck!</text:span></text:p>
              </text:list-item>
            </text:list>
          </draw:text-box>
        </draw:frame>
        <draw:frame draw:style-name="gr1" draw:text-style-name="P3" draw:layer="layout" svg:width="25.908cm" svg:height="1.673cm" svg:x="0.254cm" svg:y="1.27cm">
          <draw:text-box>
            <text:p text:style-name="P2"><text:span text:style-name="T3">Midterm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5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B5C4F014DC6A21A3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3T14:42:34.502767067</meta:creation-date>
    <meta:editing-duration>P6DT7H53M39S</meta:editing-duration>
    <meta:editing-cycles>176</meta:editing-cycles>
    <meta:generator>LibreOffice/7.3.7.2$Linux_X86_64 LibreOffice_project/30$Build-2</meta:generator>
    <dc:title>Classy Red</dc:title>
    <dc:date>2023-06-13T20:25:37.313090236</dc:date>
    <meta:document-statistic meta:object-count="53"/>
  </office:meta>
</office:document-meta>
</file>